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paragraph-properties fo:margin-left="0.4916in">
        <style:tab-stops/>
      </style:paragraph-properties>
    </style:style>
    <style:style style:name="P4" style:parent-style-name="Normal" style:family="paragraph">
      <style:paragraph-properties fo:margin-left="0.4916in">
        <style:tab-stops/>
      </style:paragraph-properties>
    </style:style>
    <style:style style:name="T5" style:parent-style-name="Policepardéfaut" style:family="text">
      <style:text-properties fo:language="en" fo:country="US"/>
    </style:style>
    <style:style style:name="T6" style:parent-style-name="Policepardéfaut" style:family="text">
      <style:text-properties fo:language="en" fo:country="US"/>
    </style:style>
    <style:style style:name="T7" style:parent-style-name="Lienhypertexte" style:family="text">
      <style:text-properties fo:language="en" fo:country="US"/>
    </style:style>
    <style:style style:name="P8" style:parent-style-name="Normal" style:family="paragraph">
      <style:paragraph-properties fo:margin-left="0.4916in">
        <style:tab-stops/>
      </style:paragraph-properties>
      <style:text-properties fo:language="en" fo:country="US"/>
    </style:style>
    <style:style style:name="T9" style:parent-style-name="Policepardéfaut" style:family="text">
      <style:text-properties fo:language="en" fo:country="US"/>
    </style:style>
    <style:style style:name="P10" style:parent-style-name="Normal" style:family="paragraph">
      <style:paragraph-properties fo:margin-left="0.4916in">
        <style:tab-stops/>
      </style:paragraph-properties>
      <style:text-properties fo:language="en" fo:country="US"/>
    </style:style>
    <style:style style:name="P11" style:parent-style-name="Normal" style:family="paragraph">
      <style:paragraph-properties fo:margin-left="0.4916in">
        <style:tab-stops/>
      </style:paragraph-properties>
    </style:style>
    <style:style style:name="P12" style:parent-style-name="Normal" style:family="paragraph">
      <style:paragraph-properties fo:text-indent="0.4916in"/>
    </style:style>
    <style:style style:name="P13" style:parent-style-name="Normal" style:family="paragraph">
      <style:paragraph-properties fo:margin-left="0.4916in">
        <style:tab-stops/>
      </style:paragraph-properties>
    </style:style>
    <style:style style:name="P14" style:parent-style-name="Normal" style:family="paragraph">
      <style:paragraph-properties fo:margin-left="0.4916in">
        <style:tab-stops/>
      </style:paragraph-properties>
    </style:style>
    <style:style style:name="P15" style:parent-style-name="Normal" style:family="paragraph">
      <style:paragraph-properties fo:margin-left="0.4916in">
        <style:tab-stops/>
      </style:paragraph-properties>
    </style:style>
  </office:automatic-styles>
  <office:body>
    <office:text text:use-soft-page-breaks="true">
      <text:p text:style-name="P1">1. Description de l'application :</text:p>
      <text:p text:style-name="Normal">L'application permet aux utilisateurs de créer, modifier et envoyer des formulaires par e-mail. Deux types de formulaires sont disponibles, dont l'un peut être signé électroniquement.</text:p>
      <text:p text:style-name="Normal">Méthodes et Framework :<text:line-break/>TCPDF (génération de pdf)<text:line-break/>Phpmailer (envoie de mail)</text:p>
      <text:p text:style-name="Normal">PDO(traitement base de donnée sécurisé)</text:p>
      <text:p text:style-name="Normal"/>
      <text:p text:style-name="Normal">2. Exigences système :</text:p>
      <text:p text:style-name="P2">Navigateur web<text:s/>à jour</text:p>
      <text:p text:style-name="Normal">Connexion au réseaux Eau17 nécessaire pour y accéder et connexion via VPN au réseaux Eau17 pour les utilisation extérieurs</text:p>
      <text:p text:style-name="Normal">3.<text:s/>Serveurs :</text:p>
      <text:p text:style-name="Normal"><text:tab/>1 serveurs de prod linux et 1 de preprod linux pour l’application (voir CMDB service-now onglet « Logiciels » )/<text:line-break/><text:tab/><text:tab/>srv-eausec-preprod</text:p>
      <text:p text:style-name="Normal"><text:tab/><text:tab/>srv-eausec-prod</text:p>
      <text:p text:style-name="Normal"><text:tab/>tous informations pour se connecter au serveur se trouve dans le keepass</text:p>
      <text:p text:style-name="P3">les 2 contiennent chacun une base de données<text:s/>SQL<text:s/>EauSec permettant l’enregistrement, la gestion d’utilisateur et le bon fonctionnement de l’appli</text:p>
      <text:p text:style-name="Normal"/>
      <text:p text:style-name="Normal">4. Accès à l'application :</text:p>
      <text:p text:style-name="Normal">Preprod :</text:p>
      <text:p text:style-name="P4"><text:span text:style-name="T5">URL :</text:span><text:span text:style-name="T6"><text:s/></text:span><text:a xlink:href="http://srv-eausec-preprod/SPS/login.php" office:target-frame-name="_top" xlink:show="replace"><text:span text:style-name="T7">http://srv-eausec-preprod/SPS/login.php</text:span></text:a></text:p>
      <text:p text:style-name="P8">Identifiants : voir keepass</text:p>
      <text:p text:style-name="Normal"><text:span text:style-name="T9"><text:line-break/></text:span>Prod :</text:p>
      <text:p text:style-name="P10">URL : http://srv-eausec-prod/SPS/login.php</text:p>
      <text:p text:style-name="P11">Identifiants : voir keepass.</text:p>
      <text:p text:style-name="Normal">5. Fonctionnalités principales :</text:p>
      <text:p text:style-name="P12">a. Création de formulaire VIC <text:s/>ou FON :</text:p>
      <text:p text:style-name="Normal"/>
      <text:p text:style-name="P13">3 boutons<text:s/>son disponible suite à la connexion de l’utilisateur le premier et pour réaliser un formulaire vic qui dois être signé<text:s/>électroniquement sur chantier à l’issu de la visite<text:line-break/></text:p>
      <text:soft-page-break/>
      <text:p text:style-name="P14">Le second et la création de Formulaire FON il peut contenir une à plusieurs images dans l’onglet d’observation et ce dernier génère un PDF et redirige lors de la soumission du formulaire vers une page pouvant envoyé le PDF en pièce jointe a différente personne (maitre d’œuvre ect…)</text:p>
      <text:p text:style-name="P15">Enfin le dernier permet la modification et l’enregistrement de nouvelles données sur un formulaire FON déjà réalisé au préalable permettant à l’utilisateur d’ajouter des observation avec de nouvelles images</text:p>
      <text:p text:style-name="Normal">b. Modification de formulaire :</text:p>
      <text:p text:style-name="Normal"/>
      <text:p text:style-name="Normal">Accédez à la page "Consultation fiche d’observation ou de notification".</text:p>
      <text:p text:style-name="Normal">Sélectionnez le formulaire à modifier.</text:p>
      <text:p text:style-name="Normal">Apportez les modifications nécessaires.</text:p>
      <text:p text:style-name="Normal">Cliquez sur "Mettre à jour".</text:p>
      <text:p text:style-name="Normal"/>
      <text:p text:style-name="Normal">c. Envoi par e-mail :</text:p>
      <text:p text:style-name="Normal"/>
      <text:p text:style-name="Normal">Après redirection une fois avoir soumis le formulaire vous arrivez sur une page d’envoie de mail avec le pdf de joint</text:p>
      <text:p text:style-name="Normal">Saisissez l'adresse e-mail du destinataire.</text:p>
      <text:p text:style-name="Normal">Cliquez sur "Envoyer".</text:p>
      <text:p text:style-name="Normal"/>
      <text:p text:style-name="Normal">d. Signature électronique :</text:p>
      <text:p text:style-name="Normal"/>
      <text:p text:style-name="Normal">Pour le formulaires signables<text:s/>(Formulaire VIC), un bouton "Signer"<text:s/>est<text:s/>disponible.</text:p>
      <text:p text:style-name="Normal">Cliquez sur "Signer"<text:s/>et une POP-UP s’affichera avec un cadre permettant de réaliser une signature manuscrite dans se cadre une fois la signature réalisé cliquer sur le bouton sauvegarder</text:p>
      <text:p text:style-name="Normal">6. Sauvegarde et sécurité :</text:p>
      <text:p text:style-name="Normal"/>
      <text:p text:style-name="Normal">Les données sont sauvegardées hebdomadairement les samedis à 17h</text:p>
      <text:p text:style-name="Normal">Les mots de passe sont cryptés<text:s/>en SHA256<text:s/>et stockés en base de donné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rial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OUGOULAT Thomas</meta:initial-creator>
    <dc:creator>COUGOULAT Thomas</dc:creator>
    <meta:creation-date>2023-08-31T08:38:00Z</meta:creation-date>
    <dc:date>2023-08-31T08:38:00Z</dc:date>
    <meta:template xlink:href="Normal.dotm" xlink:type="simple"/>
    <meta:editing-cycles>2</meta:editing-cycles>
    <meta:editing-duration>PT0S</meta:editing-duration>
    <meta:document-statistic meta:page-count="2" meta:paragraph-count="5" meta:word-count="426" meta:character-count="2769" meta:row-count="19" meta:non-whitespace-character-count="2348"/>
  </office:meta>
</office:document-meta>
</file>